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86" style:master-page-name="MasterPage2" style:family="paragraph" style:name="P48">
      <style:paragraph-properties/>
    </style:style>
    <style:style style:parent-style-name="691" style:family="paragraph" style:name="P49">
      <style:text-properties style:text-underline-type="single" style:text-underline-style="solid" style:text-underline-width="auto" style:text-underline-color="font-color"/>
      <style:paragraph-properties/>
    </style:style>
    <style:style style:family="text" style:name="T37">
      <style:text-properties style:text-underline-type="single" style:text-underline-style="solid" style:text-underline-width="auto" style:text-underline-color="font-color"/>
    </style:style>
    <style:style style:family="text" style:name="T38">
      <style:text-properties style:text-underline-type="single" style:text-underline-style="solid" style:text-underline-width="auto" style:text-underline-color="font-color"/>
    </style:style>
    <style:style style:family="text" style:name="T39">
      <style:text-properties style:text-underline-type="single" style:text-underline-style="solid" style:text-underline-width="auto" style:text-underline-color="font-color"/>
    </style:style>
    <style:style style:parent-style-name="686" style:family="paragraph" style:name="P50">
      <style:text-properties fo:font-style="italic" style:text-underline-type="single" style:text-underline-style="solid" style:text-underline-width="auto" style:text-underline-color="font-color" fo:font-weight="bold"/>
      <style:paragraph-properties>
        <style:tab-stops>
          <style:tab-stop style:position="8.561cm" style:type="left"/>
          <style:tab-stop style:position="11.75cm" style:type="left"/>
          <style:tab-stop style:position="14.53cm" style:type="left"/>
          <style:tab-stop style:position="16.35cm" style:type="left"/>
        </style:tab-stops>
      </style:paragraph-properties>
    </style:style>
    <style:style style:family="text" style:name="T40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41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42">
      <style:text-properties fo:font-style="italic" style:text-underline-type="single" style:text-underline-style="solid" style:text-underline-width="auto" style:text-underline-color="font-color" fo:font-weight="bold"/>
    </style:style>
    <style:style style:family="table" style:name="ta1">
      <style:table-properties style:width="16.19cm" fo:margin-left="-0.187cm" table:align="left"/>
    </style:style>
    <style:style style:family="table-column" style:name="co1">
      <style:table-column-properties style:column-width="4.436cm"/>
    </style:style>
    <style:style style:family="table-column" style:name="co2">
      <style:table-column-properties style:column-width="8.501cm"/>
    </style:style>
    <style:style style:family="table-column" style:name="co3">
      <style:table-column-properties style:column-width="3.251cm"/>
    </style:style>
    <style:style style:family="table-row" style:name="ro1">
      <style:table-row-properties/>
    </style:style>
    <style:style style:family="table-cell" style:name="ce1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31" style:family="paragraph" style:name="P51">
      <style:text-properties fo:color="#000000" fo:font-weight="bold"/>
      <style:paragraph-properties/>
    </style:style>
    <style:style style:family="text" style:name="T43">
      <style:text-properties fo:color="#000000" fo:font-weight="bold"/>
    </style:style>
    <style:style style:family="text" style:name="T44">
      <style:text-properties fo:color="#000000" fo:font-weight="bold"/>
    </style:style>
    <style:style style:family="text" style:name="T45">
      <style:text-properties fo:color="#000000" fo:font-weight="bold"/>
    </style:style>
    <style:style style:family="table-cell" style:name="ce2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32" style:family="paragraph" style:name="P52">
      <style:text-properties fo:color="#000000" fo:font-weight="bold"/>
      <style:paragraph-properties/>
    </style:style>
    <style:style style:family="text" style:name="T46">
      <style:text-properties fo:color="#000000" fo:font-size="20pt" fo:font-weight="bold"/>
    </style:style>
    <style:style style:family="text" style:name="T47">
      <style:text-properties fo:color="#000000" fo:font-size="20pt" fo:font-weight="bold"/>
    </style:style>
    <style:style style:family="text" style:name="T48">
      <style:text-properties fo:color="#000000" fo:font-weight="bold"/>
    </style:style>
    <style:style style:family="table-cell" style:name="ce3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32" style:family="paragraph" style:name="P53">
      <style:text-properties fo:color="#000000" fo:font-weight="bold"/>
      <style:paragraph-properties/>
    </style:style>
    <style:style style:family="text" style:name="T49">
      <style:text-properties fo:color="#000000" fo:font-size="20pt" fo:font-weight="bold"/>
    </style:style>
    <style:style style:family="text" style:name="T50">
      <style:text-properties fo:color="#000000" fo:font-size="20pt" fo:font-weight="bold"/>
    </style:style>
    <style:style style:family="text" style:name="T51">
      <style:text-properties fo:color="#000000" fo:font-size="20pt" fo:font-weight="bold"/>
    </style:style>
    <style:style style:family="table-row" style:name="ro2">
      <style:table-row-properties/>
    </style:style>
    <style:style style:family="table-cell" style:name="ce4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84" style:family="paragraph" style:name="P54">
      <style:paragraph-properties/>
    </style:style>
    <style:style style:family="table-cell" style:name="ce5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84" style:family="paragraph" style:name="P55">
      <style:paragraph-properties/>
    </style:style>
    <style:style style:family="text" style:name="T52">
      <style:text-properties fo:language="en" fo:country="US" fo:font-style="normal" fo:font-weight="normal"/>
    </style:style>
    <style:style style:family="table-cell" style:name="ce6">
      <style:table-cell-properties style:direction="ltr" fo:border="0.07938cm solid #000000" loext:writing-mode="lr-tb" fo:padding-top="0.1905cm" fo:padding-bottom="0.1905cm" fo:padding-left="0.1905cm" fo:padding-right="0.1905cm" fo:wrap-option="wrap"/>
    </style:style>
    <style:style style:parent-style-name="684" style:family="paragraph" style:name="P56">
      <style:paragraph-properties/>
    </style:style>
    <style:style style:family="text" style:name="T53">
      <style:text-properties fo:language="en" fo:country="US" fo:font-style="normal" fo:font-weight="normal"/>
    </style:style>
    <style:style style:family="text" style:name="T54">
      <style:text-properties fo:language="en" fo:country="US" fo:font-style="normal" fo:font-weight="normal"/>
    </style:style>
    <style:style style:family="text" style:name="T55">
      <style:text-properties fo:language="en" fo:country="US" fo:font-style="normal" fo:font-weight="normal"/>
    </style:style>
    <style:style style:parent-style-name="686" style:family="paragraph" style:name="P57">
      <style:text-properties fo:font-style="italic" style:text-underline-type="single" style:text-underline-style="solid" style:text-underline-width="auto" style:text-underline-color="font-color" fo:font-weight="bold"/>
      <style:paragraph-properties>
        <style:tab-stops>
          <style:tab-stop style:position="8.561cm" style:type="left"/>
          <style:tab-stop style:position="11.75cm" style:type="left"/>
          <style:tab-stop style:position="14.53cm" style:type="left"/>
          <style:tab-stop style:position="16.35cm" style:type="left"/>
        </style:tab-stops>
      </style:paragraph-properties>
    </style:style>
    <style:style style:family="text" style:name="T56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57">
      <style:text-properties fo:font-style="italic" style:text-underline-type="single" style:text-underline-style="solid" style:text-underline-width="auto" style:text-underline-color="font-color" fo:font-weight="bold"/>
    </style:style>
    <style:style style:family="text" style:name="T58">
      <style:text-properties fo:font-style="italic" style:text-underline-type="single" style:text-underline-style="solid" style:text-underline-width="auto" style:text-underline-color="font-color" fo:font-weight="bold"/>
    </style:style>
    <style:style style:parent-style-name="686" style:family="paragraph" style:name="P58">
      <style:paragraph-properties>
        <style:tab-stops>
          <style:tab-stop style:position="8.561cm" style:type="left"/>
          <style:tab-stop style:position="11.75cm" style:type="left"/>
          <style:tab-stop style:position="14.53cm" style:type="left"/>
          <style:tab-stop style:position="16.35cm" style:type="left"/>
        </style:tab-stops>
      </style:paragraph-properties>
    </style:style>
    <style:style style:parent-style-name="685" style:family="paragraph" style:name="P59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  <style:style style:parent-style-name="686" style:family="paragraph" style:name="P60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  <style:style style:parent-style-name="686" style:family="paragraph" style:name="P61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  <style:style style:parent-style-name="686" style:family="paragraph" style:name="P62">
      <style:paragraph-properties>
        <style:tab-stops>
          <style:tab-stop style:position="7.388cm" style:type="left"/>
          <style:tab-stop style:position="10.55cm" style:type="left"/>
          <style:tab-stop style:position="12.86cm" style:type="left"/>
          <style:tab-stop style:position="14.53cm" style:type="left"/>
        </style:tab-stops>
      </style:paragraph-properties>
    </style:style>
  </office:automatic-styles>
  <office:body>
    <office:text text:use-soft-page-breaks="true">
      <text:p text:style-name="P48"><text:span><text:s text:c="6"/></text:span><text:span/></text:p>
      <text:p text:style-name="P49"><text:span text:style-name="T37">Itinerary Suggestions - ${city}</text:span><text:span text:style-name="T38"/><text:span text:style-name="T39"/></text:p>
      <text:p text:style-name="P50"><text:span text:style-name="T40"/><text:span text:style-name="T41"/><text:span text:style-name="T42"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p text:style-name="P51"><text:span text:style-name="T43">Place</text:span><text:span text:style-name="T44"/><text:span text:style-name="T45"/></text:p>
          </table:table-cell>
          <table:table-cell table:style-name="ce2">
            <text:p text:style-name="P52"><text:span text:style-name="T46">Info</text:span><text:span text:style-name="T47"/><text:span text:style-name="T48"/></text:p>
          </table:table-cell>
          <table:table-cell table:style-name="ce3">
            <text:p text:style-name="P53"><text:span text:style-name="T49">Cost</text:span><text:span text:style-name="T50"/><text:span text:style-name="T51"/></text:p>
          </table:table-cell>
        </table:table-row>
        <table:table-row table:style-name="ro2">
          <table:table-cell table:style-name="ce4">
            <text:p text:style-name="P54"><text:span/><text:span/><text:span/><text:text-input>${r.name}</text:text-input><text:span/></text:p>
          </table:table-cell>
          <table:table-cell table:style-name="ce5">
            <text:p text:style-name="P55"><text:span text:style-name="T52"/><text:span/><text:span/><text:span/><text:text-input>${r.info}</text:text-input><text:span/></text:p>
          </table:table-cell>
          <table:table-cell table:style-name="ce6">
            <text:p text:style-name="P56"><text:span text:style-name="T53"/><text:span/><text:span/><text:span/><text:text-input>${r.cost}</text:text-input><text:span text:style-name="T54"><text:s/></text:span><text:span text:style-name="T55"/><text:span/></text:p>
          </table:table-cell>
        </table:table-row>
      </table:table>
      <text:p text:style-name="P57"><text:span text:style-name="T56"/><text:span text:style-name="T57"/><text:span text:style-name="T58"/></text:p>
      <text:p text:style-name="P58"><text:span/><text:span/></text:p>
      <text:p text:style-name="P59"><text:span>Total budget</text:span><text:span>: $</text:span><text:span>${total} </text:span><text:span/></text:p>
      <text:p text:style-name="P60"><text:span/><text:span/></text:p>
      <text:p text:style-name="P61"><text:span/><text:span/></text:p>
      <text:p text:style-name="P62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text" style:family="text" style:name="618"/>
    <style:style style:class="default" style:display-name="DStyle_paragraph" style:family="paragraph" style:name="619">
      <style:text-properties fo:font-size="10pt"/>
      <style:paragraph-properties/>
    </style:style>
    <style:style style:parent-style-name="619" style:class="default" style:display-name="DStyle_paragraph" style:family="paragraph" style:name="620">
      <style:text-properties fo:font-size="10pt"/>
    </style:style>
    <style:style style:parent-style-name="619" style:display-name="DStyle_text" style:family="text" style:name="621"/>
    <style:style style:parent-style-name="619" style:display-name="DStyle_text" style:family="text" style:name="622"/>
    <style:style style:parent-style-name="619" style:class="default" style:display-name="DStyle_paragraph" style:family="paragraph" style:name="623">
      <style:text-properties fo:font-size="10pt"/>
      <style:paragraph-properties/>
    </style:style>
    <style:style style:parent-style-name="623" style:class="default" style:display-name="DStyle_paragraph" style:family="paragraph" style:name="624">
      <style:text-properties fo:font-size="10pt"/>
    </style:style>
    <style:style style:parent-style-name="619" style:display-name="DStyle_text" style:family="text" style:name="625"/>
    <style:style style:parent-style-name="619" style:display-name="DStyle_text" style:family="text" style:name="626"/>
    <style:style style:parent-style-name="623" style:class="default" style:display-name="DStyle_paragraph" style:family="paragraph" style:name="627">
      <style:text-properties fo:font-size="10pt"/>
      <style:paragraph-properties/>
    </style:style>
    <style:style style:parent-style-name="627" style:class="default" style:display-name="DStyle_paragraph" style:family="paragraph" style:name="628">
      <style:text-properties fo:font-size="10pt"/>
    </style:style>
    <style:style style:parent-style-name="619" style:display-name="DStyle_text" style:family="text" style:name="629"/>
    <style:style style:parent-style-name="628" style:display-name="Normal" style:family="paragraph" style:name="630"/>
    <style:style style:parent-style-name="619" style:display-name="Heading 1 Char" style:family="text" style:name="631">
      <style:text-properties fo:font-family="Arial" style:font-family-complex="Arial" fo:font-size="20pt"/>
    </style:style>
    <style:style style:parent-style-name="619" style:display-name="Heading 2 Char" style:family="text" style:name="632">
      <style:text-properties fo:font-family="Arial" style:font-family-complex="Arial" fo:font-size="17pt"/>
    </style:style>
    <style:style style:parent-style-name="619" style:display-name="Heading 3 Char" style:family="text" style:name="633">
      <style:text-properties fo:font-family="Arial" style:font-family-complex="Arial" fo:font-size="15pt"/>
    </style:style>
    <style:style style:parent-style-name="630" style:display-name="Heading 4" style:family="paragraph" style:name="634">
      <style:text-properties fo:font-family="Arial" style:font-family-complex="Arial" fo:font-size="13pt" fo:font-weight="bold"/>
      <style:paragraph-properties fo:margin-top="16pt" fo:margin-bottom="10pt"/>
    </style:style>
    <style:style style:parent-style-name="619" style:display-name="Heading 4 Char" style:family="text" style:name="635">
      <style:text-properties fo:font-family="Arial" style:font-family-complex="Arial" fo:font-size="13pt" fo:font-weight="bold"/>
    </style:style>
    <style:style style:parent-style-name="630" style:display-name="Heading 5" style:family="paragraph" style:name="636">
      <style:text-properties fo:font-family="Arial" style:font-family-complex="Arial" fo:font-size="12pt" fo:font-weight="bold"/>
      <style:paragraph-properties fo:margin-top="16pt" fo:margin-bottom="10pt"/>
    </style:style>
    <style:style style:parent-style-name="619" style:display-name="Heading 5 Char" style:family="text" style:name="637">
      <style:text-properties fo:font-family="Arial" style:font-family-complex="Arial" fo:font-size="12pt" fo:font-weight="bold"/>
    </style:style>
    <style:style style:parent-style-name="630" style:display-name="Heading 6" style:family="paragraph" style:name="638">
      <style:text-properties fo:font-family="Arial" style:font-family-complex="Arial" fo:font-size="11pt" fo:font-weight="bold"/>
      <style:paragraph-properties fo:margin-top="16pt" fo:margin-bottom="10pt"/>
    </style:style>
    <style:style style:parent-style-name="619" style:display-name="Heading 6 Char" style:family="text" style:name="639">
      <style:text-properties fo:font-family="Arial" style:font-family-complex="Arial" fo:font-size="11pt" fo:font-weight="bold"/>
    </style:style>
    <style:style style:parent-style-name="630" style:display-name="Heading 7" style:family="paragraph" style:name="640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9" style:display-name="Heading 7 Char" style:family="text" style:name="641">
      <style:text-properties fo:font-family="Arial" style:font-family-complex="Arial" fo:font-size="11pt" fo:font-style="italic" fo:font-weight="bold"/>
    </style:style>
    <style:style style:parent-style-name="630" style:display-name="Heading 8" style:family="paragraph" style:name="642">
      <style:text-properties fo:font-family="Arial" style:font-family-complex="Arial" fo:font-size="11pt" fo:font-style="italic"/>
      <style:paragraph-properties fo:margin-top="16pt" fo:margin-bottom="10pt"/>
    </style:style>
    <style:style style:parent-style-name="619" style:display-name="Heading 8 Char" style:family="text" style:name="643">
      <style:text-properties fo:font-family="Arial" style:font-family-complex="Arial" fo:font-size="11pt" fo:font-style="italic"/>
    </style:style>
    <style:style style:parent-style-name="630" style:display-name="Heading 9" style:family="paragraph" style:name="644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9" style:display-name="Heading 9 Char" style:family="text" style:name="645">
      <style:text-properties fo:font-family="Arial" style:font-family-complex="Arial" fo:font-size="10.5pt" fo:font-style="italic"/>
    </style:style>
    <style:style style:parent-style-name="630" style:display-name="List Paragraph" style:family="paragraph" style:name="646">
      <style:paragraph-properties fo:margin-left="1.27cm" fo:margin-right="0cm" fo:text-indent="0cm"/>
    </style:style>
    <style:style style:parent-style-name="628" style:display-name="No Spacing" style:family="paragraph" style:name="647">
      <style:paragraph-properties fo:line-height="100%" fo:margin-top="0pt" fo:margin-bottom="0pt"/>
    </style:style>
    <style:style style:parent-style-name="619" style:display-name="Title Char" style:family="text" style:name="648">
      <style:text-properties fo:font-size="24pt"/>
    </style:style>
    <style:style style:parent-style-name="619" style:display-name="Subtitle Char" style:family="text" style:name="649">
      <style:text-properties fo:font-size="12pt"/>
    </style:style>
    <style:style style:parent-style-name="630" style:display-name="Quote" style:family="paragraph" style:name="650">
      <style:text-properties fo:font-style="italic"/>
      <style:paragraph-properties fo:margin-left="1.27cm" fo:margin-right="1.27cm" fo:text-indent="0cm"/>
    </style:style>
    <style:style style:parent-style-name="619" style:display-name="Quote Char" style:family="text" style:name="651">
      <style:text-properties fo:font-style="italic"/>
    </style:style>
    <style:style style:parent-style-name="630" style:display-name="Intense Quote" style:family="paragraph" style:name="652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9" style:display-name="Intense Quote Char" style:family="text" style:name="653">
      <style:text-properties fo:font-style="italic"/>
    </style:style>
    <style:style style:parent-style-name="630" style:display-name="Header" style:family="paragraph" style:name="65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Header Char" style:family="text" style:name="655"/>
    <style:style style:parent-style-name="630" style:display-name="Footer" style:family="paragraph" style:name="65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9" style:display-name="Footer Char" style:family="text" style:name="657"/>
    <style:style style:parent-style-name="619" style:display-name="Caption Char" style:family="text" style:name="658"/>
    <style:style style:parent-style-name="619" style:display-name="Hyperlink" style:family="text" style:name="659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60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61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62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63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64">
      <style:text-properties fo:color="#0000ff" style:text-underline-type="single" style:text-underline-style="solid" style:text-underline-width="auto" style:text-underline-color="font-color"/>
    </style:style>
    <style:style style:parent-style-name="619" style:display-name="Internet link" style:family="text" style:name="665">
      <style:text-properties fo:color="#0000ff" style:text-underline-type="single" style:text-underline-style="solid" style:text-underline-width="auto" style:text-underline-color="font-color"/>
    </style:style>
    <style:style style:parent-style-name="630" style:display-name="footnote text" style:family="paragraph" style:name="666">
      <style:text-properties fo:font-size="9pt"/>
      <style:paragraph-properties fo:line-height="100%" fo:margin-bottom="2pt"/>
    </style:style>
    <style:style style:parent-style-name="619" style:display-name="Footnote Text Char" style:family="text" style:name="667">
      <style:text-properties fo:font-size="9pt"/>
    </style:style>
    <style:style style:parent-style-name="619" style:display-name="footnote reference" style:family="text" style:name="668">
      <style:text-properties style:text-position="super 58%"/>
    </style:style>
    <style:style style:parent-style-name="630" style:display-name="endnote text" style:family="paragraph" style:name="669">
      <style:text-properties fo:font-size="10pt"/>
      <style:paragraph-properties fo:line-height="100%" fo:margin-bottom="0pt"/>
    </style:style>
    <style:style style:parent-style-name="619" style:display-name="Endnote Text Char" style:family="text" style:name="670">
      <style:text-properties fo:font-size="10pt"/>
    </style:style>
    <style:style style:parent-style-name="619" style:display-name="endnote reference" style:family="text" style:name="671">
      <style:text-properties style:text-position="super 58%"/>
    </style:style>
    <style:style style:parent-style-name="630" style:display-name="toc 1" style:family="paragraph" style:name="672">
      <style:paragraph-properties fo:margin-left="0cm" fo:margin-right="0cm" fo:text-indent="0cm" fo:margin-bottom="2.85pt"/>
    </style:style>
    <style:style style:parent-style-name="630" style:display-name="toc 2" style:family="paragraph" style:name="673">
      <style:paragraph-properties fo:margin-left="0.4992cm" fo:margin-right="0cm" fo:text-indent="0cm" fo:margin-bottom="2.85pt"/>
    </style:style>
    <style:style style:parent-style-name="630" style:display-name="toc 3" style:family="paragraph" style:name="674">
      <style:paragraph-properties fo:margin-left="1cm" fo:margin-right="0cm" fo:text-indent="0cm" fo:margin-bottom="2.85pt"/>
    </style:style>
    <style:style style:parent-style-name="630" style:display-name="toc 4" style:family="paragraph" style:name="675">
      <style:paragraph-properties fo:margin-left="1.499cm" fo:margin-right="0cm" fo:text-indent="0cm" fo:margin-bottom="2.85pt"/>
    </style:style>
    <style:style style:parent-style-name="630" style:display-name="toc 5" style:family="paragraph" style:name="676">
      <style:paragraph-properties fo:margin-left="2cm" fo:margin-right="0cm" fo:text-indent="0cm" fo:margin-bottom="2.85pt"/>
    </style:style>
    <style:style style:parent-style-name="630" style:display-name="toc 6" style:family="paragraph" style:name="677">
      <style:paragraph-properties fo:margin-left="2.5cm" fo:margin-right="0cm" fo:text-indent="0cm" fo:margin-bottom="2.85pt"/>
    </style:style>
    <style:style style:parent-style-name="630" style:display-name="toc 7" style:family="paragraph" style:name="678">
      <style:paragraph-properties fo:margin-left="3.001cm" fo:margin-right="0cm" fo:text-indent="0cm" fo:margin-bottom="2.85pt"/>
    </style:style>
    <style:style style:parent-style-name="630" style:display-name="toc 8" style:family="paragraph" style:name="679">
      <style:paragraph-properties fo:margin-left="3.5cm" fo:margin-right="0cm" fo:text-indent="0cm" fo:margin-bottom="2.85pt"/>
    </style:style>
    <style:style style:parent-style-name="630" style:display-name="toc 9" style:family="paragraph" style:name="680">
      <style:paragraph-properties fo:margin-left="4.001cm" fo:margin-right="0cm" fo:text-indent="0cm" fo:margin-bottom="2.85pt"/>
    </style:style>
    <style:style style:parent-style-name="628" style:display-name="TOC Heading" style:family="paragraph" style:name="681"/>
    <style:style style:parent-style-name="630" style:display-name="table of figures" style:family="paragraph" style:name="682">
      <style:paragraph-properties fo:margin-bottom="0pt"/>
    </style:style>
    <style:style style:parent-style-name="627" style:class="default" style:display-name="DStyle_paragraph" style:family="paragraph" style:name="683">
      <style:text-properties fo:color="#000000" fo:font-family="Liberation Serif" style:font-family-complex="Liberation Serif" fo:font-size="12pt" fo:language="en" fo:country="US"/>
      <style:paragraph-properties/>
    </style:style>
    <style:style style:parent-style-name="683" style:display-name="Standard" style:family="paragraph" style:name="684">
      <style:text-properties/>
      <style:paragraph-properties/>
    </style:style>
    <style:style style:parent-style-name="684" style:display-name="Heading" style:family="paragraph" style:name="685">
      <style:text-properties fo:font-family="Liberation Sans" style:font-family-complex="Liberation Sans" fo:font-size="14pt"/>
      <style:paragraph-properties fo:margin-top="12pt" fo:margin-bottom="6pt"/>
    </style:style>
    <style:style style:parent-style-name="684" style:display-name="Text body" style:family="paragraph" style:name="686">
      <style:text-properties/>
      <style:paragraph-properties fo:line-height="120%" fo:margin-top="0pt" fo:margin-bottom="7pt"/>
    </style:style>
    <style:style style:parent-style-name="686" style:display-name="List" style:family="paragraph" style:name="687"/>
    <style:style style:parent-style-name="684" style:display-name="Caption" style:family="paragraph" style:name="688">
      <style:text-properties fo:font-size="12pt" fo:font-style="italic"/>
      <style:paragraph-properties fo:margin-top="6pt" fo:margin-bottom="6pt"/>
    </style:style>
    <style:style style:parent-style-name="684" style:display-name="Index" style:family="paragraph" style:name="689"/>
    <style:style style:parent-style-name="684" style:display-name="Quotations" style:family="paragraph" style:name="690">
      <style:paragraph-properties fo:margin-left="1cm" fo:margin-right="1cm" fo:text-indent="0cm" fo:margin-top="0pt" fo:margin-bottom="14.15pt"/>
    </style:style>
    <style:style style:parent-style-name="685" style:display-name="Title" style:family="paragraph" style:name="691">
      <style:text-properties fo:font-size="28pt" fo:font-weight="bold"/>
      <style:paragraph-properties fo:text-align="center"/>
    </style:style>
    <style:style style:parent-style-name="685" style:display-name="Subtitle" style:family="paragraph" style:name="692">
      <style:text-properties fo:font-size="18pt"/>
      <style:paragraph-properties fo:text-align="center" fo:margin-top="3pt" fo:margin-bottom="6pt"/>
    </style:style>
    <style:style style:parent-style-name="685" style:display-name="Heading 1" style:family="paragraph" style:name="693">
      <style:text-properties fo:font-size="18pt" fo:font-weight="bold"/>
      <style:paragraph-properties fo:margin-top="12pt" fo:margin-bottom="6pt"/>
    </style:style>
    <style:style style:parent-style-name="685" style:display-name="Heading 2" style:family="paragraph" style:name="694">
      <style:text-properties fo:font-size="16pt" fo:font-weight="bold"/>
      <style:paragraph-properties fo:margin-top="10pt" fo:margin-bottom="6pt"/>
    </style:style>
    <style:style style:parent-style-name="685" style:display-name="Heading 3" style:family="paragraph" style:name="695">
      <style:text-properties fo:color="#808080" fo:font-size="14pt" fo:font-weight="bold"/>
      <style:paragraph-properties fo:margin-top="7pt" fo:margin-bottom="6pt"/>
    </style:style>
    <style:style style:parent-style-name="684" style:display-name="Table Contents" style:family="paragraph" style:name="696"/>
    <style:style style:parent-style-name="696" style:display-name="Table Heading" style:family="paragraph" style:name="697"/>
    <style:style style:parent-style-name="619" style:display-name="Internet link" style:family="text" style:name="698">
      <style:text-properties fo:color="#000080" style:text-underline-type="single" style:text-underline-style="solid" style:text-underline-width="auto" style:text-underline-color="font-color"/>
    </style:style>
    <style:style style:class="default" style:display-name="Default Paragraph Font" style:family="text" style:name="699"/>
    <text:list-style style:name="WWNum1">
      <text:list-level-style-bullet text:level="1" text:bullet-char="·">
        <style:list-level-properties text:list-level-position-and-space-mode="label-alignment">
          <style:list-level-label-alignment fo:text-indent="-0.762cm" fo:margin-left="0.762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text-indent="-1.016cm" fo:margin-left="1.016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text-indent="-1.27cm" fo:margin-left="1.27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text-indent="-1.524cm" fo:margin-left="1.524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text-indent="-1.778cm" fo:margin-left="1.778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text-indent="-2.032cm" fo:margin-left="2.032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text-indent="-2.286cm" fo:margin-left="2.286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text-indent="-2.54cm" fo:margin-left="2.54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text-indent="-2.794cm" fo:margin-left="2.794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2cm" fo:margin-right="2cm"/>
    </style:page-layout>
    <style:page-layout style:name="Mpm2">
      <style:page-layout-properties fo:page-width="21cm" fo:page-height="29.7cm" style:print-orientation="portrait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0.163</meta:generator>
    <meta:creation-date>2015-01-26T02:20:36Z</meta:creation-date>
  </office:meta>
</office:document-meta>
</file>